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cd4a4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Times New Roman" fo:font-weight="normal" officeooo:rsid="00a0ac45" officeooo:paragraph-rsid="00ae9738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weight="normal" officeooo:rsid="00a0ac45" officeooo:paragraph-rsid="00a0ac45" style:font-weight-asian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Times New Roman" fo:font-weight="normal" officeooo:rsid="00a66a71" officeooo:paragraph-rsid="00a66a71" style:font-weight-asian="normal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9fe5b" style:font-weight-asian="normal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cd4a4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Times New Roman" fo:font-weight="normal" officeooo:rsid="00a9fe5b" officeooo:paragraph-rsid="00ae9738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weight="normal" officeooo:rsid="00ac7a27" officeooo:paragraph-rsid="00ac7a27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ac264e" officeooo:paragraph-rsid="00ac264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ac264e" officeooo:paragraph-rsid="00ae973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a66a71" officeooo:paragraph-rsid="00ac264e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a66a71" officeooo:paragraph-rsid="00ae9738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acd4a4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4pt" style:text-underline-style="none" fo:font-weight="normal" officeooo:rsid="00a66a71" officeooo:paragraph-rsid="00ae973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ac264e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c264e" officeooo:paragraph-rsid="00ae9738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style:text-underline-style="none" fo:font-weight="bold" officeooo:rsid="00ae9738" officeooo:paragraph-rsid="00ae9738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bold" officeooo:rsid="00ae9738" officeooo:paragraph-rsid="00ae973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ac264e" officeooo:paragraph-rsid="00ac264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a22836" officeooo:paragraph-rsid="00adb4a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c264e" officeooo:paragraph-rsid="00ac264e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f41e5" officeooo:paragraph-rsid="00af41e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0a22836" officeooo:paragraph-rsid="00ac7a27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Times New Roman" officeooo:rsid="00a0ac45" officeooo:paragraph-rsid="00a0ac45"/>
    </style:style>
    <style:style style:name="P28" style:family="paragraph" style:parent-style-name="Standard">
      <style:paragraph-properties fo:text-align="center" style:justify-single-word="false"/>
      <style:text-properties officeooo:rsid="00a0ac45" officeooo:paragraph-rsid="00a0ac45"/>
    </style:style>
    <style:style style:name="P29" style:family="paragraph" style:parent-style-name="Standard">
      <style:paragraph-properties fo:text-align="center" style:justify-single-word="false"/>
      <style:text-properties officeooo:rsid="00a0ac45" officeooo:paragraph-rsid="00acd4a4"/>
    </style:style>
    <style:style style:name="P30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5db5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2pt" fo:font-weight="bold" officeooo:rsid="00a22836" officeooo:paragraph-rsid="00acd4a4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a22836" officeooo:paragraph-rsid="00a22836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a22836" officeooo:paragraph-rsid="00acd4a4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2pt" fo:font-weight="bold" officeooo:rsid="00acd4a4" officeooo:paragraph-rsid="00ac7a27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2pt" fo:font-weight="bold" officeooo:rsid="00acd4a4" officeooo:paragraph-rsid="00adb4a1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22836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c7a2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cd4a4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a22836" officeooo:paragraph-rsid="00adb4a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5db55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22836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cd4a4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22836" officeooo:paragraph-rsid="00adb4a1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ac7a27" officeooo:paragraph-rsid="00ac7a2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a0ac45" officeooo:paragraph-rsid="00ac264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a0ac45" officeooo:paragraph-rsid="00ae9738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cd4a4" officeooo:paragraph-rsid="00acd4a4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c7a27" officeooo:paragraph-rsid="00ac7a27" style:font-size-asian="10.5pt" style:font-weight-asian="normal" style:font-size-complex="12pt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bold" officeooo:rsid="00a66a71" style:font-size-asian="14pt" style:font-weight-asian="bold" style:font-size-complex="14pt" style:font-weight-complex="bold"/>
    </style:style>
    <style:style style:name="T3" style:family="text">
      <style:text-properties style:font-name="Times New Roman" fo:font-size="14pt" fo:font-weight="bold" officeooo:rsid="00a6b642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font-weight="bold" officeooo:rsid="00ac7a27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font-weight="bold" officeooo:rsid="00acd4a4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font-weight="bold" officeooo:rsid="00adb4a1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font-weight="bold" officeooo:rsid="00ae9738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font-weight="bold" officeooo:rsid="00b18158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font-style="italic" fo:font-weight="bold" officeooo:rsid="00ae9738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Times New Roman" fo:font-size="10pt" fo:font-weight="normal" officeooo:rsid="00a22836" style:font-size-asian="10pt" style:font-weight-asian="normal" style:font-size-complex="10pt" style:font-weight-complex="normal"/>
    </style:style>
    <style:style style:name="T12" style:family="text">
      <style:text-properties style:font-name="Times New Roman" fo:font-size="10pt" fo:font-weight="normal" officeooo:rsid="00a5db55" style:font-size-asian="10pt" style:font-weight-asian="normal" style:font-size-complex="10pt" style:font-weight-complex="normal"/>
    </style:style>
    <style:style style:name="T13" style:family="text">
      <style:text-properties style:font-name="Times New Roman" fo:font-size="10pt" style:text-underline-style="none" style:font-size-asian="10pt" style:font-size-complex="10pt"/>
    </style:style>
    <style:style style:name="T14" style:family="text">
      <style:text-properties style:font-name="Times New Roman" fo:font-size="10pt" style:text-underline-style="none" officeooo:rsid="00a5db55" style:font-size-asian="10pt" style:font-size-complex="10pt"/>
    </style:style>
    <style:style style:name="T15" style:family="text">
      <style:text-properties officeooo:rsid="00a66a71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a66a71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b18158" style:font-size-asian="14pt" style:font-size-complex="14pt"/>
    </style:style>
    <style:style style:name="T20" style:family="text">
      <style:text-properties officeooo:rsid="00a895f3"/>
    </style:style>
    <style:style style:name="T21" style:family="text">
      <style:text-properties officeooo:rsid="00ac7a27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a66a71" style:font-size-asian="12pt" style:font-size-complex="12pt"/>
    </style:style>
    <style:style style:name="T24" style:family="text">
      <style:text-properties officeooo:rsid="00acd4a4"/>
    </style:style>
    <style:style style:name="T25" style:family="text">
      <style:text-properties officeooo:rsid="00adb4a1"/>
    </style:style>
    <style:style style:name="T26" style:family="text">
      <style:text-properties officeooo:rsid="00b0fa8b"/>
    </style:style>
    <style:style style:name="T27" style:family="text">
      <style:text-properties officeooo:rsid="00b1f77b"/>
    </style:style>
    <style:style style:name="T28" style:family="text">
      <style:text-properties officeooo:rsid="00b70d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7">Modified APA Formatting for Marron </text:span><text:span text:style-name="T16">Document</text:span><text:span text:style-name="T17">s</text:span></text:p>
      <text:p text:style-name="P11"><text:span text:style-name="T23">B</text:span><text:span text:style-name="T22">elow you will find</text:span><text:span text:style-name="T18"> i) a guide to the organizational format for all homework assignments (unless duly noted), ii) the format for the Pull</text:span><text:span text:style-name="T19">um</text:span><text:span text:style-name="T18"> critique, and iii) the format for the critique of <text:s/>“Charlotte’s Web.”</text:span></text:p>
      <text:p text:style-name="P6">---------------------------------------------------------------------------------------------------------------------------------------</text:p>
      <text:p text:style-name="P2"><text:span text:style-name="T26">Your </text:span>Name</text:p>
      <text:p text:style-name="P2">IT <text:span text:style-name="T20"># </text:span>(Marron)</text:p>
      <text:p text:style-name="P8">HW_#</text:p>
      <text:p text:style-name="P7">Date</text:p>
      <text:p text:style-name="P5"/>
      <text:p text:style-name="P28"><text:span text:style-name="T2">Task </text:span><text:span text:style-name="T3">1</text:span><text:span text:style-name="T2">: </text:span><text:span text:style-name="T1">Title </text:span><text:span text:style-name="T4">of Task</text:span><text:span text:style-name="T10"> </text:span><text:span text:style-name="T11">(14pt Times New Roman, center, bold)</text:span></text:p>
      <text:p text:style-name="P32"/>
      <text:p text:style-name="P30"><text:span text:style-name="T24">Main </text:span><text:span text:style-name="T21">Heading </text:span><text:span text:style-name="T24">1</text:span><text:span text:style-name="T21"> (</text:span><text:span text:style-name="T15">Level 1</text:span><text:span text:style-name="T21">)</text:span> <text:span text:style-name="T10">(1</text:span><text:span text:style-name="T12">2</text:span><text:span text:style-name="T10">pt Times New Roman, </text:span><text:span text:style-name="T12">center</text:span><text:span text:style-name="T10">, bold)</text:span></text:p>
      <text:p text:style-name="P40"><text:span text:style-name="T21">Subheading </text:span><text:span text:style-name="T24">1 </text:span><text:span text:style-name="T21"><text:s/>(</text:span><text:span text:style-name="T15">Level 2</text:span><text:span text:style-name="T21">)</text:span><text:span text:style-name="T15"> </text:span><text:span text:style-name="T13">(1</text:span><text:span text:style-name="T14">2</text:span><text:span text:style-name="T13">pt Times New Roman, </text:span><text:span text:style-name="T14">L</text:span><text:span text:style-name="T13">, </text:span><text:span text:style-name="T14">underline</text:span><text:span text:style-name="T13">)</text:span></text:p>
      <text:p text:style-name="P36"/>
      <text:p text:style-name="P42"><text:span text:style-name="T21">Subheading </text:span><text:span text:style-name="T24">2</text:span><text:span text:style-name="T21"> (</text:span><text:span text:style-name="T15">Level 2</text:span><text:span text:style-name="T21">)</text:span><text:span text:style-name="T15"> </text:span></text:p>
      <text:p text:style-name="P36"/>
      <text:p text:style-name="P42"><text:span text:style-name="T21">Subheading </text:span><text:span text:style-name="T24">3</text:span><text:span text:style-name="T21"> (</text:span><text:span text:style-name="T15">Level 2</text:span><text:span text:style-name="T21">)</text:span><text:span text:style-name="T15"> </text:span></text:p>
      <text:p text:style-name="P42"/>
      <text:p text:style-name="P47">etc</text:p>
      <text:p text:style-name="P36"/>
      <text:p text:style-name="P34">Main Heading 2</text:p>
      <text:p text:style-name="P42"><text:span text:style-name="T21">Subheading </text:span><text:span text:style-name="T24">1</text:span></text:p>
      <text:p text:style-name="P37"/>
      <text:p text:style-name="P42"><text:span text:style-name="T21">Subheading </text:span><text:span text:style-name="T24">2</text:span></text:p>
      <text:p text:style-name="P41"/>
      <text:p text:style-name="P47">etc …...</text:p>
      <text:p text:style-name="P47"/>
      <text:p text:style-name="P29"><text:span text:style-name="T2">Task </text:span><text:span text:style-name="T5">2</text:span><text:span text:style-name="T2">: </text:span><text:span text:style-name="T1">Title </text:span><text:span text:style-name="T4">of Task</text:span><text:span text:style-name="T10"> </text:span></text:p>
      <text:p text:style-name="P33"/>
      <text:p text:style-name="P31"><text:span text:style-name="T24">Main </text:span><text:span text:style-name="T21">Heading </text:span><text:span text:style-name="T24">1</text:span></text:p>
      <text:p text:style-name="P42"><text:span text:style-name="T21">Subheading</text:span><text:span text:style-name="T24">1 </text:span></text:p>
      <text:p text:style-name="P38"/>
      <text:p text:style-name="P42"><text:span text:style-name="T21">Subheading </text:span><text:span text:style-name="T24">2</text:span></text:p>
      <text:p text:style-name="P38"/>
      <text:p text:style-name="P42"><text:span text:style-name="T21">Subheading </text:span><text:span text:style-name="T24">3</text:span></text:p>
      <text:p text:style-name="P44"/>
      <text:p text:style-name="P48">etc…….</text:p>
      <text:p text:style-name="P26"/>
      <text:p text:style-name="P39"/>
      <text:p text:style-name="P35">Main Heading 2</text:p>
      <text:p text:style-name="P43"><text:span text:style-name="T21">Subheading </text:span><text:span text:style-name="T24">1</text:span></text:p>
      <text:p text:style-name="P39"/>
      <text:p text:style-name="P43"><text:span text:style-name="T21">Subheading </text:span><text:span text:style-name="T24">2</text:span></text:p>
      <text:p text:style-name="P43"/>
      <text:p text:style-name="P23">etc…..</text:p>
      <text:p text:style-name="P14"><text:soft-page-break/>------------------------------------------------------------------------------------------------------------------</text:p>
      <text:p text:style-name="P3"><text:span text:style-name="T26">Your </text:span>Name</text:p>
      <text:p text:style-name="P3">IT <text:span text:style-name="T20"># </text:span>(Marron)</text:p>
      <text:p text:style-name="P9">HW_#</text:p>
      <text:p text:style-name="P16">Date</text:p>
      <text:p text:style-name="P14"/>
      <text:p text:style-name="P45"><text:span text:style-name="T2">Task </text:span><text:span text:style-name="T6">1</text:span><text:span text:style-name="T2">: </text:span><text:span text:style-name="T5">A Critique of G. Pull</text:span><text:span text:style-name="T8">um</text:span><text:span text:style-name="T5">’s, </text:span><text:span text:style-name="T6">“Land of the Free”</text:span></text:p>
      <text:p text:style-name="P12"/>
      <text:p text:style-name="P18">Introduction</text:p>
      <text:p text:style-name="P18"/>
      <text:p text:style-name="P18"/>
      <text:p text:style-name="P18">Evaluation <text:span text:style-name="T25">of </text:span>Criticism<text:span text:style-name="T25">s</text:span></text:p>
      <text:p text:style-name="P24"><text:s/>Pull<text:span text:style-name="T27">um</text:span> <text:span text:style-name="T25">C</text:span>riticism #1</text:p>
      <text:p text:style-name="P24"/>
      <text:p text:style-name="P24"/>
      <text:p text:style-name="P24"/>
      <text:p text:style-name="P24"><text:s/>Pull<text:span text:style-name="T27">um</text:span> <text:span text:style-name="T25">C</text:span>riticism #<text:span text:style-name="T25">2</text:span></text:p>
      <text:p text:style-name="P18">Conclusion</text:p>
      <text:p text:style-name="P22"/>
      <text:p text:style-name="P14"/>
      <text:p text:style-name="P14">------------------------------------------------------------------------------------------------------------------</text:p>
      <text:p text:style-name="P4">Name</text:p>
      <text:p text:style-name="P4">IT <text:span text:style-name="T20"># </text:span>(Marron)</text:p>
      <text:p text:style-name="P10">HW_#</text:p>
      <text:p text:style-name="P17">Date</text:p>
      <text:p text:style-name="P15"/>
      <text:p text:style-name="P46"><text:span text:style-name="T2">Task </text:span><text:span text:style-name="T6">1</text:span><text:span text:style-name="T2">: <text:s/></text:span><text:span text:style-name="T5">A Critique of </text:span><text:span text:style-name="T7">E.B. White’s, </text:span><text:span text:style-name="T9">Charlotte’s Web</text:span></text:p>
      <text:p text:style-name="P13"/>
      <text:p text:style-name="P19">Introduction</text:p>
      <text:p text:style-name="P19"/>
      <text:p text:style-name="P19"/>
      <text:p text:style-name="P20">Major Theme Development</text:p>
      <text:p text:style-name="P25">Theme 1</text:p>
      <text:p text:style-name="P25"/>
      <text:p text:style-name="P25"/>
      <text:p text:style-name="P25">Theme 2</text:p>
      <text:p text:style-name="P25"/>
      <text:p text:style-name="P20">Character Development</text:p>
      <text:p text:style-name="P25">Character 1</text:p>
      <text:p text:style-name="P25"/>
      <text:p text:style-name="P25"/>
      <text:p text:style-name="P25">Character 2</text:p>
      <text:p text:style-name="P25"/>
      <text:p text:style-name="P25"/>
      <text:p text:style-name="P25"/>
      <text:p text:style-name="P25"/>
      <text:p text:style-name="P25"/>
      <text:p text:style-name="P20"><text:soft-page-break/>Story Arc<text:span text:style-name="T28">s</text:span></text:p>
      <text:p text:style-name="P21"/>
      <text:p text:style-name="P21"/>
      <text:p text:style-name="P21"/>
      <text:p text:style-name="P20">Writing Style</text:p>
      <text:p text:style-name="P20"/>
      <text:p text:style-name="P20"/>
      <text:p text:style-name="P20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6-03T16:45:59.742305337</dc:date>
    <meta:editing-duration>PT12H58S</meta:editing-duration>
    <meta:editing-cycles>116</meta:editing-cycles>
    <meta:generator>LibreOffice/7.3.7.2$Linux_X86_64 LibreOffice_project/30$Build-2</meta:generator>
    <meta:document-statistic meta:table-count="0" meta:image-count="1" meta:object-count="0" meta:page-count="3" meta:paragraph-count="54" meta:word-count="186" meta:character-count="1413" meta:non-whitespace-character-count="1272"/>
  </office:meta>
</office:document-meta>
</file>